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text-properties style:font-name="Calibri" fo:font-weight="bold" officeooo:rsid="0013b5f2" officeooo:paragraph-rsid="0013b5f2" style:font-weight-asian="bold" style:font-weight-complex="bold"/>
    </style:style>
    <style:style style:name="P5" style:family="paragraph" style:parent-style-name="Standard">
      <style:text-properties style:font-name="Calibri" officeooo:paragraph-rsid="0013b5f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6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WS CLI</text:h>
      <text:p text:style-name="P2"/>
      <text:p text:style-name="P3">First Config (stored in .aws/credentials)</text:p>
      <text:p text:style-name="P2"/>
      <text:p text:style-name="P2"><text:tab/><text:span text:style-name="T1">aws config</text:span></text:p>
      <text:p text:style-name="P2"/>
      <text:p text:style-name="P2"/>
      <text:p text:style-name="P3">Create Security Group for specific VPC id (<text:span text:style-name="T2">VPC-id </text:span>can be omitted)</text:p>
      <text:p text:style-name="P2"/>
      <text:p text:style-name="P2"><text:tab/><text:span text:style-name="T1">aws ec2 create-security-group --group-name my-sg --description "My security group" --vpc-id vpc-1a2b3c4d</text:span></text:p>
      <text:p text:style-name="P2"/>
      <text:p text:style-name="P4">Configure Security Group<text:line-break/></text:p>
      <text:p text:style-name="P2"><text:tab/><text:span text:style-name="T1">aws ec2 authorize-security-group-ingress --group-name my-sg --protocol tcp --port 22 --cidr 0.0.0.0/0</text:span></text:p>
      <text:p text:style-name="P2"/>
      <text:p text:style-name="P2"/>
      <text:p text:style-name="P3">Describe security group</text:p>
      <text:p text:style-name="P2"/>
      <text:p text:style-name="P2"><text:tab/><text:span text:style-name="T1">aws ec2 describe-security-groups --group-ids sg-903004f8</text:span></text:p>
      <text:p text:style-name="P2"/>
      <text:p text:style-name="P3">Delete security Group</text:p>
      <text:p text:style-name="P2"/>
      <text:p text:style-name="P5"><text:tab/><text:span text:style-name="T1">aws ec2 delete-security-group --group-id sg-903004f8</text:span></text:p>
      <text:p text:style-name="P2"><text:tab/></text:p>
      <text:p text:style-name="P2"/>
      <text:p text:style-name="P2">GET AMI ID</text:p>
      <text:p text:style-name="P2"/>
      <text:p text:style-name="P2">Ubuntu</text:p>
      <text:p text:style-name="P2"><text:tab/>aws ec2 describe-images --owners amazon --filters "Name=name,Values=ubuntu/images/hvm-ssd/ubuntu-jammy-22.04-amd64-server-*" "Name=virtualization-type,Values=hvm" --query 'Images[*].[Name,ImageId]' --output text</text:p>
      <text:p text:style-name="P2"/>
      <text:p text:style-name="P2">RHEL</text:p>
      <text:p text:style-name="P2"><text:tab/>aws ec2 describe-images --owners amazon --filters "Name=name,Values=*" "Name=virtualization-type,Values=hvm" --query 'Images[*].[Name,ImageId]' --region us-east-1 --output text | grep RHEL-9</text:p>
      <text:p text:style-name="P2"/>
      <text:p text:style-name="P2">SELF</text:p>
      <text:p text:style-name="P2"><text:tab/>aws ec2 describe-images --owners self</text:p>
      <text:p text:style-name="P2"><text:tab/></text:p>
      <text:p text:style-name="P2"><text:tab/></text:p>
      <text:p text:style-name="P2"><text:tab/>List of versions and names</text:p>
      <text:p text:style-name="P2"><text:s text:c="4"/>Ubuntu 14.04 Trusty Tahr</text:p>
      <text:p text:style-name="P2"><text:s text:c="4"/>Ubuntu 14.10 Utopic Unicorn</text:p>
      <text:p text:style-name="P2"><text:s text:c="4"/>Ubuntu 15.04 Vivid Vervet</text:p>
      <text:p text:style-name="P2"><text:s text:c="4"/>Ubuntu 15.10 Wily Werewolf</text:p>
      <text:p text:style-name="P2"><text:s text:c="4"/>Ubuntu 16.04 Xenial Xerus (LTS)</text:p>
      <text:p text:style-name="P2"><text:soft-page-break/><text:s text:c="4"/>Ubuntu 16.10 Yakkety Yak</text:p>
      <text:p text:style-name="P2"><text:s text:c="4"/>Ubuntu 17.04 Zesty Zapus</text:p>
      <text:p text:style-name="P2"><text:s text:c="4"/>Ubuntu 17.10 Artful Aardvark</text:p>
      <text:p text:style-name="P2"><text:s text:c="4"/>Ubuntu 18.04 Bionic Beaver (LTS)</text:p>
      <text:p text:style-name="P2"><text:s text:c="4"/>Ubuntu 18.10 Cosmic Cuttlefish</text:p>
      <text:p text:style-name="P2"><text:s text:c="4"/>Ubuntu 19.04 Disco Dingo</text:p>
      <text:p text:style-name="P2"><text:s text:c="4"/>Ubuntu 19.10 Eoan Ermine</text:p>
      <text:p text:style-name="P2"><text:s text:c="4"/>Ubuntu 20.04 Focal Fossa (LTS)</text:p>
      <text:p text:style-name="P2"><text:s text:c="4"/>Ubuntu 20.10 Groovy Gorilla</text:p>
      <text:p text:style-name="P2"><text:s text:c="4"/>Ubuntu 21.04 Hirsute Hippo</text:p>
      <text:p text:style-name="P2"><text:s text:c="4"/>Ubuntu 21.10 Impish Indri</text:p>
      <text:p text:style-name="P2"><text:s text:c="4"/>Ubuntu 22.04 Jammy Jellyfish (LTS)</text:p>
      <text:p text:style-name="P2"/>
      <text:p text:style-name="P2"/>
      <text:p text:style-name="P2"/>
      <text:p text:style-name="P2">New EC2 Instance</text:p>
      <text:p text:style-name="P2"/>
      <text:p text:style-name="P2">aws ec2 run-instances --image-id ami-0c9978668f8d55984 --instance-type t2.micro --key-name vockey --security-group-ids sg-020cfc0d6cdba92da --tag-specifications 'ResourceType=instance, Tags=[{Key=Name, Value=my-first-cli-ec2}]' --count 1</text:p>
      <text:p text:style-name="P2"/>
      <text:p text:style-name="P2">&lt;securityid = sg-020cfc0d6cdba92da</text:p>
      <text:p text:style-name="P2">&lt;ami-id&gt; = ami-0c9978668f8d55984</text:p>
      <text:p text:style-name="P2"/>
      <text:p text:style-name="P2">Describe instances</text:p>
      <text:p text:style-name="P2"/>
      <text:p text:style-name="P2"><text:tab/>aws ec2 describe-instances</text:p>
      <text:p text:style-name="P2"/>
      <text:p text:style-name="P2"/>
      <text:p text:style-name="P2">Create AMI based off VM</text:p>
      <text:p text:style-name="P2"/>
      <text:p text:style-name="P2"><text:tab/>aws ec2 create-image --instance-id i-0430eb474dc472e5a --name "base docker compose image" --description "AMI image created from EC2 base"</text:p>
      <text:p text:style-name="P2"/>
      <text:p text:style-name="P2">&lt;instance-id = instance-id from EC2 base&gt;</text:p>
      <text:p text:style-name="P2"/>
      <text:p text:style-name="P2">Delete AMI</text:p>
      <text:p text:style-name="P2"/>
      <text:p text:style-name="P2"><text:tab/>aws ec2 deregister-image --image-id ami-08754c19d0a63938f</text:p>
      <text:p text:style-name="P2"/>
      <text:p text:style-name="P2"/>
      <text:p text:style-name="P2">SSH into instance from AWS CLI</text:p>
      <text:p text:style-name="P2"/>
      <text:p text:style-name="P2"><text:tab/>- describe instance to gather public Ipv4</text:p>
      <text:p text:style-name="P2"><text:tab/>- chmod 400 cloud_vockey.pem</text:p>
      <text:p text:style-name="P2"><text:tab/>- ssh -i "cloud_vockey.pem" ec2-user@ec2-54-162-241-237.compute-1.amazonaws.com</text:p>
      <text:p text:style-name="P2"/>
      <text:p text:style-name="P2">Install docker Ubuntu</text:p>
      <text:p text:style-name="P2"/>
      <text:p text:style-name="P2"><text:tab/>sudo yum install -y git</text:p>
      <text:p text:style-name="P2"><text:soft-page-break/></text:p>
      <text:p text:style-name="P2"><text:tab/>sudo amazon-linux-extras install docker</text:p>
      <text:p text:style-name="P2"><text:tab/>sudo service docker start</text:p>
      <text:p text:style-name="P2"><text:tab/>sudo usermod -a -G docker ec2-user</text:p>
      <text:p text:style-name="P2"><text:tab/>sudo chkconfig docker on</text:p>
      <text:p text:style-name="P2"/>
      <text:p text:style-name="P2"><text:tab/>sudo mkdir -p /usr/local/lib/docker/cli-plugins/</text:p>
      <text:p text:style-name="P2"><text:tab/>sudo curl -SL https://github.com/docker/compose/releases/latest/download/docker-compose-linux-x86_64 -o /usr/local/lib/docker/cli-plugins/docker-compose</text:p>
      <text:p text:style-name="P2"><text:tab/>sudo chmod +x /usr/local/lib/docker/cli-plugins/docker-compose</text:p>
      <text:p text:style-name="P2"><text:tab/></text:p>
      <text:p text:style-name="P2"/>
      <text:p text:style-name="P2">Red Hat</text:p>
      <text:p text:style-name="P2"><text:tab/>sudo dnf config-manager --add-repo=https://download.docker.com/linux/centos/docker-ce.repo</text:p>
      <text:p text:style-name="P2"><text:tab/>sudo dnf repolist -v</text:p>
      <text:p text:style-name="P2"><text:tab/>sudo dnf install --nobest docker-ce</text:p>
      <text:p text:style-name="P2"><text:tab/>sudo systemctl enable --now docker</text:p>
      <text:p text:style-name="P2"><text:tab/>sudo docker run hello-world</text:p>
      <text:p text:style-name="P2"><text:tab/>sudo usermod -aG docker ec2-user</text:p>
      <text:p text:style-name="P2"><text:tab/>sudo reboot now</text:p>
      <text:p text:style-name="P2"/>
      <text:p text:style-name="P2"/>
      <text:p text:style-name="P2">Note: Create AMI after docker config allows new instances to retain docker config</text:p>
      <text:p text:style-name="P2"/>
      <text:p text:style-name="P2">Stop all running instances</text:p>
      <text:p text:style-name="P2"/>
      <text:p text:style-name="P2">aws ec2 stop-instances --instance-ids $(aws ec2 describe-instances --query 'Reservations[*].Instances[?State.Name==`running`].InstanceId' --output text)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5:19:37.434147463</meta:creation-date>
    <dc:date>2023-03-24T15:21:27.190956826</dc:date>
    <meta:editing-duration>PT1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5" meta:word-count="401" meta:character-count="3312" meta:non-whitespace-character-count="2914"/>
  </office:meta>
</office:document-meta>
</file>